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2" style:family="graphic" style:parent-style-name="objectwithoutfill">
      <style:graphic-properties svg:stroke-width="0.051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a853" draw:textarea-vertical-align="middle"/>
    </style:style>
    <style:style style:name="gr4" style:family="graphic" style:parent-style-name="standard">
      <style:graphic-properties draw:fill-color="#d2d02b" draw:textarea-horizontal-align="justify" draw:textarea-vertical-align="middle" draw:auto-grow-height="false" fo:min-height="3.814cm" fo:min-width="1.278cm"/>
    </style:style>
    <style:style style:name="gr5" style:family="graphic" style:parent-style-name="standard">
      <style:graphic-properties draw:fill-color="#d27e2b" draw:textarea-vertical-align="middle"/>
    </style:style>
    <style:style style:name="gr6" style:family="graphic" style:parent-style-name="standard">
      <style:graphic-properties draw:fill-color="#9f7e5f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3465a4" draw:marker-start="Arrow" draw:marker-start-width="0.152cm" draw:marker-end="Arrow" draw:marker-end-width="0.152cm" draw:textarea-vertical-align="middle"/>
    </style:style>
    <style:style style:name="gr10" style:family="graphic" style:parent-style-name="standard">
      <style:graphic-properties svg:stroke-color="#3465a4" draw:marker-start="Arrow" draw:marker-start-width="0.152cm" draw:marker-end="Arrow" draw:marker-end-width="0.152cm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2.4cm" fo:min-width="0cm"/>
    </style:style>
    <style:style style:name="gr12" style:family="graphic" style:parent-style-name="standard">
      <style:graphic-properties draw:fill="none" draw:textarea-vertical-align="middle" draw:auto-grow-height="false" fo:min-height="1.436cm" fo:min-width="0cm"/>
    </style:style>
    <style:style style:name="gr13" style:family="graphic" style:parent-style-name="standard">
      <style:graphic-properties draw:fill="none" draw:textarea-vertical-align="middle" draw:auto-grow-height="false" fo:min-height="2.519cm" fo:min-width="0cm"/>
    </style:style>
    <style:style style:name="gr14" style:family="graphic" style:parent-style-name="standard">
      <style:graphic-properties draw:fill="none" draw:textarea-vertical-align="middle" draw:auto-grow-height="false" fo:min-height="2.039cm" fo:min-width="0cm"/>
    </style:style>
    <style:style style:name="P1" style:family="paragraph">
      <loext:graphic-properties draw:fill="none"/>
      <style:paragraph-properties fo:text-align="center"/>
      <style:text-properties fo:font-size="11pt"/>
    </style:style>
    <style:style style:name="P2" style:family="paragraph">
      <loext:graphic-properties draw:fill-color="#00a853"/>
      <style:paragraph-properties fo:text-align="center"/>
      <style:text-properties fo:font-size="11pt"/>
    </style:style>
    <style:style style:name="P3" style:family="paragraph">
      <loext:graphic-properties draw:fill-color="#d2d02b"/>
      <style:paragraph-properties fo:text-align="center"/>
      <style:text-properties fo:font-size="11pt"/>
    </style:style>
    <style:style style:name="P4" style:family="paragraph">
      <loext:graphic-properties draw:fill-color="#d27e2b"/>
      <style:paragraph-properties fo:text-align="center"/>
      <style:text-properties fo:font-size="11pt"/>
    </style:style>
    <style:style style:name="P5" style:family="paragraph">
      <loext:graphic-properties draw:fill-color="#9f7e5f"/>
      <style:paragraph-properties fo:text-align="center"/>
      <style:text-properties fo:font-size="11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style:font-name="Times New Roman1" fo:font-size="11pt" fo:font-style="italic" style:font-style-asian="italic" style:font-style-complex="italic"/>
    </style:style>
    <style:style style:name="P8" style:family="paragraph">
      <style:paragraph-properties fo:text-align="center"/>
      <style:text-properties fo:font-size="11pt"/>
    </style:style>
    <style:style style:name="P9" style:family="paragraph">
      <style:text-properties fo:font-size="11pt" fo:font-style="normal" style:font-style-asian="normal" style:font-style-complex="normal"/>
    </style:style>
    <style:style style:name="P10" style:family="paragraph">
      <loext:graphic-properties draw:fill="none" draw:fill-color="#ffffff"/>
      <style:text-properties style:font-name="Times New Roman1" fo:font-size="11pt" fo:font-style="normal" style:font-style-asian="normal" style:font-style-complex="normal"/>
    </style:style>
    <style:style style:name="P11" style:family="paragraph">
      <style:paragraph-properties fo:text-align="center"/>
      <style:text-properties fo:font-size="11pt" fo:font-style="normal" style:font-style-asian="normal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1" fo:font-size="11pt" fo:font-style="normal" style:font-style-asian="normal" style:font-style-complex="normal"/>
    </style:style>
    <style:style style:name="T1" style:family="text">
      <style:text-properties style:font-name="Times New Roman1" fo:font-style="italic" style:font-name-asian="Liberation Sans1" style:font-style-asian="italic" style:font-name-complex="Liberation Sans1" style:font-style-complex="italic"/>
    </style:style>
    <style:style style:name="T2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" style:family="text">
      <style:text-properties style:text-position="-33% 58%" style:font-name="Times New Roman1" fo:font-style="italic" style:font-name-asian="Liberation Sans1" style:font-style-asian="italic" style:font-name-complex="Liberation Sans1" style:font-style-complex="italic"/>
    </style:style>
    <style:style style:name="T4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8cm" svg:y1="8.454cm" svg:x2="12.791cm" svg:y2="8.454cm">
          <text:p/>
        </draw:line>
        <draw:line draw:style-name="gr1" draw:text-style-name="P1" draw:layer="layout" svg:x1="0.98cm" svg:y1="8.454cm" svg:x2="0.98cm" svg:y2="0.326cm">
          <text:p/>
        </draw:line>
        <draw:path draw:style-name="gr2" draw:text-style-name="P1" draw:layer="layout" svg:width="9.758cm" svg:height="4.748cm" draw:transform="skewX (-0.133866753627965) rotate (0.819257550886138) translate (0.317020573861752cm 7.98301917528298cm)" svg:viewBox="0 0 9759 4749" svg:d="M0 806c4980-946 4790-965 5131-540 340 426 596 745 851 1065 255 319 2759 189 3277 1707 519 1518 500 1711 500 1711">
          <text:p/>
        </draw:path>
        <draw:path draw:style-name="gr3" draw:text-style-name="P2" draw:layer="layout" svg:width="2.803cm" svg:height="4.08cm" svg:x="0.98cm" svg:y="4.373cm" svg:viewBox="0 0 2804 4081" svg:d="M0 4081c2540-3937 1651-2667 2286-3556s508-381 508-381v3937z">
          <text:p/>
        </draw:path>
        <draw:custom-shape draw:style-name="gr4" draw:text-style-name="P3" draw:layer="layout" svg:width="1.778cm" svg:height="4.064cm" svg:x="3.774cm" svg:y="4.39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2.92cm" svg:height="5.501cm" svg:x="5.552cm" svg:y="2.952cm" svg:viewBox="0 0 2921 5502" svg:d="M0 5502c0-4064 0-4064 0-4064 0 0 127 0 508-254s-254 127 889-635 1524-508 1524-508v5461z">
          <text:p/>
        </draw:path>
        <draw:path draw:style-name="gr6" draw:text-style-name="P5" draw:layer="layout" svg:width="2.412cm" svg:height="5.587cm" svg:x="8.473cm" svg:y="2.866cm" svg:viewBox="0 0 2413 5588" svg:d="M0 5588c0-5461 0-5588 0-5588 0 0 635 127 1016 254s1397 508 1397 508v4826z">
          <text:p/>
        </draw:path>
        <draw:line draw:style-name="gr7" draw:text-style-name="P1" draw:layer="layout" svg:x1="3.437cm" svg:y1="4.645cm" svg:x2="0.98cm" svg:y2="4.644cm">
          <text:p/>
        </draw:line>
        <draw:line draw:style-name="gr7" draw:text-style-name="P1" draw:layer="layout" svg:x1="3.774cm" svg:y1="4.39cm" svg:x2="0.98cm" svg:y2="4.39cm">
          <text:p/>
        </draw:line>
        <draw:line draw:style-name="gr7" draw:text-style-name="P1" draw:layer="layout" svg:x1="8.473cm" svg:y1="2.866cm" svg:x2="0.98cm" svg:y2="2.866cm">
          <text:p/>
        </draw:line>
        <draw:line draw:style-name="gr7" draw:text-style-name="P1" draw:layer="layout" svg:x1="10.886cm" svg:y1="3.628cm" svg:x2="0.98cm" svg:y2="3.628cm">
          <text:p/>
        </draw:line>
        <draw:frame draw:style-name="gr8" draw:text-style-name="P7" draw:layer="layout" svg:width="0.693cm" svg:height="0.674cm" svg:x="0.165cm" svg:y="0.011cm">
          <draw:text-box>
            <text:p text:style-name="P6"><text:span text:style-name="T1">σ</text:span></text:p>
          </draw:text-box>
        </draw:frame>
        <draw:frame draw:style-name="gr8" draw:text-style-name="P7" draw:layer="layout" svg:width="0.654cm" svg:height="0.674cm" svg:x="12.157cm" svg:y="8.293cm">
          <draw:text-box>
            <text:p text:style-name="P6"><text:span text:style-name="T2">ε</text:span></text:p>
          </draw:text-box>
        </draw:frame>
        <draw:frame draw:style-name="gr8" draw:text-style-name="P7" draw:layer="layout" svg:width="0.875cm" svg:height="0.768cm" svg:x="0.091cm" svg:y="2.231cm">
          <draw:text-box>
            <text:p text:style-name="P6"><text:span text:style-name="T1">S</text:span><text:span text:style-name="T3">ut</text:span></text:p>
          </draw:text-box>
        </draw:frame>
        <draw:frame draw:style-name="gr8" draw:text-style-name="P7" draw:layer="layout" svg:width="0.799cm" svg:height="0.768cm" svg:x="0.091cm" svg:y="3.755cm">
          <draw:text-box>
            <text:p text:style-name="P6"><text:span text:style-name="T1">S</text:span><text:span text:style-name="T3">y</text:span></text:p>
          </draw:text-box>
        </draw:frame>
        <draw:frame draw:style-name="gr8" draw:text-style-name="P7" draw:layer="layout" svg:width="0.875cm" svg:height="0.768cm" svg:x="0.091cm" svg:y="4.39cm">
          <draw:text-box>
            <text:p text:style-name="P6"><text:span text:style-name="T1">S</text:span><text:span text:style-name="T3">pl</text:span></text:p>
          </draw:text-box>
        </draw:frame>
        <draw:frame draw:style-name="gr8" draw:text-style-name="P7" draw:layer="layout" svg:width="0.761cm" svg:height="0.768cm" svg:x="0.122cm" svg:y="3.062cm">
          <draw:text-box>
            <text:p text:style-name="P6"><text:span text:style-name="T1">S</text:span><text:span text:style-name="T3">f</text:span></text:p>
          </draw:text-box>
        </draw:frame>
        <draw:line draw:style-name="gr9" draw:text-style-name="P8" draw:layer="layout" svg:x1="0.98cm" svg:y1="10.232cm" svg:x2="3.901cm" svg:y2="10.232cm">
          <text:p text:style-name="P8"/>
        </draw:line>
        <draw:line draw:style-name="gr10" draw:text-style-name="P8" draw:layer="layout" svg:x1="3.901cm" svg:y1="10.232cm" svg:x2="10.886cm" svg:y2="10.232cm">
          <text:p/>
        </draw:line>
        <draw:frame draw:style-name="gr8" draw:text-style-name="P10" draw:layer="layout" svg:width="1.505cm" svg:height="0.674cm" svg:x="1.79cm" svg:y="10.17cm">
          <draw:text-box>
            <text:p text:style-name="P9"><text:span text:style-name="T4">elastic</text:span></text:p>
          </draw:text-box>
        </draw:frame>
        <draw:frame draw:style-name="gr8" draw:text-style-name="P10" draw:layer="layout" svg:width="1.526cm" svg:height="0.674cm" svg:x="6.616cm" svg:y="10.197cm">
          <draw:text-box>
            <text:p text:style-name="P9"><text:span text:style-name="T4">plastic</text:span></text:p>
          </draw:text-box>
        </draw:frame>
        <draw:custom-shape draw:style-name="gr11" draw:text-style-name="P1" draw:layer="layout" svg:width="0.254cm" svg:height="2.794cm" draw:transform="rotate (1.5694000633933) translate (0.98cm 8.9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0" draw:layer="layout" svg:width="2.602cm" svg:height="0.674cm" svg:x="0.928cm" svg:y="8.835cm">
          <draw:text-box>
            <text:p text:style-name="P9"><text:span text:style-name="T4">elastic region</text:span></text:p>
          </draw:text-box>
        </draw:frame>
        <draw:custom-shape draw:style-name="gr12" draw:text-style-name="P1" draw:layer="layout" svg:width="0.161cm" svg:height="1.778cm" draw:transform="rotate (1.5694000633933) translate (3.774cm 8.9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0" draw:layer="layout" svg:width="1.785cm" svg:height="0.674cm" svg:x="3.838cm" svg:y="8.835cm">
          <draw:text-box>
            <text:p text:style-name="P9"><text:span text:style-name="T4">yielding</text:span></text:p>
          </draw:text-box>
        </draw:frame>
        <draw:custom-shape draw:style-name="gr13" draw:text-style-name="P1" draw:layer="layout" svg:width="0.254cm" svg:height="2.921cm" draw:transform="rotate (1.5694000633933) translate (5.552cm 9.0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2.064cm" svg:height="1.097cm" svg:x="5.923cm" svg:y="8.835cm">
          <draw:text-box>
            <text:p text:style-name="P11"><text:span text:style-name="T4">strain</text:span><text:span text:style-name="T4"><text:line-break/></text:span><text:span text:style-name="T4">hardening</text:span></text:p>
          </draw:text-box>
        </draw:frame>
        <draw:custom-shape draw:style-name="gr14" draw:text-style-name="P1" draw:layer="layout" svg:width="0.254cm" svg:height="2.415cm" draw:transform="rotate (1.5694000633933) translate (8.471cm 9.0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0" draw:layer="layout" svg:width="1.738cm" svg:height="0.674cm" svg:x="8.855cm" svg:y="8.927cm">
          <draw:text-box>
            <text:p text:style-name="P9"><text:span text:style-name="T4">nec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954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1:05:12.126680764</meta:creation-date>
    <dc:date>2017-03-15T11:41:55.073807763</dc:date>
    <meta:editing-duration>PT4M51S</meta:editing-duration>
    <meta:editing-cycles>2</meta:editing-cycles>
    <meta:generator>LibreOffice/5.3.0.3$Linux_X86_64 LibreOffice_project/30m0$Build-3</meta:generator>
    <meta:document-statistic meta:object-count="29"/>
  </office:meta>
</office:document-meta>
</file>